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nonymous Pro" svg:font-family="'Anonymous Pro'" style:font-pitch="fixed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VersionDate" style:family="table">
      <style:table-properties style:width="6.6931in" table:align="margins"/>
    </style:style>
    <style:style style:name="VersionDate.A" style:family="table-column">
      <style:table-column-properties style:column-width="3.3465in" style:rel-column-width="32767*"/>
    </style:style>
    <style:style style:name="VersionDate.B" style:family="table-column">
      <style:table-column-properties style:column-width="3.3465in" style:rel-column-width="32768*"/>
    </style:style>
    <style:style style:name="VersionDate.A1" style:family="table-cell">
      <style:table-cell-properties fo:padding="0.0382in" fo:border="none"/>
    </style:style>
    <style:style style:name="ChangeLog" style:family="table">
      <style:table-properties style:width="6.6931in" table:align="margins"/>
    </style:style>
    <style:style style:name="ChangeLog.A" style:family="table-column">
      <style:table-column-properties style:column-width="0.6347in" style:rel-column-width="6214*"/>
    </style:style>
    <style:style style:name="ChangeLog.B" style:family="table-column">
      <style:table-column-properties style:column-width="0.625in" style:rel-column-width="6119*"/>
    </style:style>
    <style:style style:name="ChangeLog.C" style:family="table-column">
      <style:table-column-properties style:column-width="5.4333in" style:rel-column-width="53202*"/>
    </style:style>
    <style:style style:name="ChangeLog.A1" style:family="table-cell">
      <style:table-cell-properties fo:padding="0.0382in" fo:border-left="0.05pt solid #000000" fo:border-right="none" fo:border-top="0.05pt solid #000000" fo:border-bottom="0.05pt solid #000000"/>
    </style:style>
    <style:style style:name="ChangeLog.C1" style:family="table-cell">
      <style:table-cell-properties fo:padding="0.0382in" fo:border="0.05pt solid #000000"/>
    </style:style>
    <style:style style:name="ChangeLog.A2" style:family="table-cell">
      <style:table-cell-properties fo:padding="0.0382in" fo:border-left="0.05pt solid #000000" fo:border-right="none" fo:border-top="none" fo:border-bottom="0.05pt solid #000000"/>
    </style:style>
    <style:style style:name="ChangeLog.C2" style:family="table-cell">
      <style:table-cell-properties fo:padding="0.0382in" fo:border-left="0.05pt solid #000000" fo:border-right="0.05pt solid #000000" fo:border-top="none" fo:border-bottom="0.05pt solid #000000"/>
    </style:style>
    <style:style style:name="Layout" style:family="table">
      <style:table-properties style:width="6.7in" fo:margin-left="0in" table:align="left"/>
    </style:style>
    <style:style style:name="Layout.A" style:family="table-column">
      <style:table-column-properties style:column-width="0.3903in"/>
    </style:style>
    <style:style style:name="Layout.B" style:family="table-column">
      <style:table-column-properties style:column-width="1.15in"/>
    </style:style>
    <style:style style:name="Layout.C" style:family="table-column">
      <style:table-column-properties style:column-width="0.4694in"/>
    </style:style>
    <style:style style:name="Layout.D" style:family="table-column">
      <style:table-column-properties style:column-width="0.9104in"/>
    </style:style>
    <style:style style:name="Layout.E" style:family="table-column">
      <style:table-column-properties style:column-width="3.7799in"/>
    </style:style>
    <style:style style:name="Layout.A1" style:family="table-cell">
      <style:table-cell-properties fo:padding="0.0382in" fo:border-left="none" fo:border-right="none" fo:border-top="none" fo:border-bottom="0.05pt solid #000000"/>
    </style:style>
    <style:style style:name="Layout.C1" style:family="table-cell">
      <style:table-cell-properties fo:padding="0.0382in" fo:border-left="0.05pt solid #000000" fo:border-right="none" fo:border-top="none" fo:border-bottom="0.05pt solid #000000"/>
    </style:style>
    <style:style style:name="Layout.A8" style:family="table-cell">
      <style:table-cell-properties fo:padding="0.0382in" fo:border="none"/>
    </style:style>
    <style:style style:name="Layout.C8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Header">
      <style:text-properties style:font-name="Asul1" fo:font-size="8pt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Asul1" fo:font-size="40pt" fo:font-weight="bold" officeooo:rsid="0002468b" officeooo:paragraph-rsid="0002468b" style:font-size-asian="40pt" style:font-weight-asian="bold" style:font-size-complex="40pt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4" style:family="paragraph" style:parent-style-name="Header">
      <style:paragraph-properties fo:text-align="end" style:justify-single-word="false"/>
      <style:text-properties style:font-name="Asul1" fo:font-size="40pt" fo:font-weight="bold" officeooo:rsid="00028c4e" officeooo:paragraph-rsid="00028c4e" style:font-size-asian="40pt" style:font-weight-asian="bold" style:font-size-complex="40pt" style:font-weight-complex="bold"/>
    </style:style>
    <style:style style:name="P5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P6" style:family="paragraph" style:parent-style-name="Footer">
      <style:text-properties style:font-name="Asul1" fo:font-size="10pt" style:font-size-asian="10pt" style:font-size-complex="10pt"/>
    </style:style>
    <style:style style:name="P7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P8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P9" style:family="paragraph" style:parent-style-name="Standard">
      <style:text-properties style:font-name="Asul1"/>
    </style:style>
    <style:style style:name="P10" style:family="paragraph" style:parent-style-name="Standard"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0.0902in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12" style:family="paragraph" style:parent-style-name="Standard">
      <style:text-properties style:font-name="Asul1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Asul1" fo:font-size="10pt" fo:font-weight="normal" officeooo:rsid="0002468b" officeooo:paragraph-rsid="0002468b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P15" style:family="paragraph" style:parent-style-name="Standard">
      <style:paragraph-properties fo:text-align="end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end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sul1" fo:font-size="14pt" style:font-size-asian="14pt" style:font-size-complex="14pt"/>
    </style:style>
    <style:style style:name="P20" style:family="paragraph" style:parent-style-name="Standard">
      <style:paragraph-properties fo:text-align="end" style:justify-single-word="false"/>
      <style:text-properties style:font-name="Asul1" fo:font-size="24pt" fo:font-weight="bold" style:font-size-asian="24pt" style:font-weight-asian="bold" style:font-size-complex="2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3" style:family="paragraph" style:parent-style-name="Standard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4" style:family="paragraph" style:parent-style-name="Standard">
      <style:paragraph-properties fo:text-align="end" style:justify-single-word="false"/>
      <style:text-properties style:font-name="Asul1" fo:font-size="32pt" fo:font-weight="bold" style:font-size-asian="32pt" style:font-weight-asian="bold" style:font-size-complex="32pt" style:font-weight-complex="bold"/>
    </style:style>
    <style:style style:name="P25" style:family="paragraph" style:parent-style-name="Standard">
      <style:paragraph-properties fo:text-align="end" style:justify-single-word="false"/>
      <style:text-properties style:font-name="Asul1" fo:font-size="32pt" fo:font-weight="bold" officeooo:rsid="000106fb" officeooo:paragraph-rsid="000106fb" style:font-size-asian="32pt" style:font-weight-asian="bold" style:font-size-complex="32pt" style:font-weight-complex="bold"/>
    </style:style>
    <style:style style:name="P26" style:family="paragraph" style:parent-style-name="Standard">
      <style:text-properties style:font-name="Asul1" fo:font-style="normal" fo:font-weight="normal" officeooo:rsid="0016e954" officeooo:paragraph-rsid="00163e08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Asul1" fo:font-style="italic" fo:font-weight="normal" officeooo:rsid="0019b72c" officeooo:paragraph-rsid="0019b72c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font-size="14pt" style:font-size-asian="12.25pt" style:font-size-complex="14pt"/>
    </style:style>
    <style:style style:name="P29" style:family="paragraph" style:parent-style-name="Standard">
      <style:text-properties fo:font-size="14pt" fo:font-weight="bold" officeooo:paragraph-rsid="0013d6e4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fo:font-weight="bold" officeooo:rsid="0005cd0a" officeooo:paragraph-rsid="0005cd0a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fo:font-weight="bold" officeooo:rsid="000a06f6" officeooo:paragraph-rsid="000a06f6" style:font-size-asian="14pt" style:font-weight-asian="bold" style:font-size-complex="14pt" style:font-weight-complex="bold"/>
    </style:style>
    <style:style style:name="P32" style:family="paragraph" style:parent-style-name="Standard">
      <style:text-properties style:font-name="Anonymous Pro" fo:font-size="8pt" fo:font-style="normal" fo:font-weight="normal" officeooo:paragraph-rsid="001c65dc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Standard">
      <style:text-properties style:font-name="Anonymous Pro" fo:font-size="8pt" fo:font-style="normal" fo:font-weight="normal" officeooo:rsid="0013d6e4" officeooo:paragraph-rsid="0013d6e4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Standard">
      <style:text-properties style:font-name="Anonymous Pro" fo:font-size="8pt" fo:font-style="normal" fo:font-weight="normal" officeooo:rsid="00144f04" officeooo:paragraph-rsid="00144f04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Standard">
      <style:text-properties style:font-name="Anonymous Pro" fo:font-size="8pt" fo:font-style="normal" fo:font-weight="normal" officeooo:rsid="00163e08" officeooo:paragraph-rsid="00163e0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Standard">
      <style:text-properties style:font-name="Anonymous Pro" fo:font-size="8pt" fo:font-style="normal" fo:font-weight="normal" officeooo:rsid="0019c045" officeooo:paragraph-rsid="0021eb27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Standard">
      <style:text-properties style:font-name="Anonymous Pro" fo:font-size="8pt" fo:font-style="normal" fo:font-weight="normal" officeooo:rsid="001c65dc" officeooo:paragraph-rsid="001c65dc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Standard">
      <style:text-properties style:font-name="Anonymous Pro" fo:font-size="8pt" fo:font-style="normal" fo:font-weight="normal" officeooo:paragraph-rsid="0034c399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Standard">
      <style:text-properties style:font-name="Anonymous Pro" fo:font-size="8pt" fo:font-style="italic" fo:font-weight="normal" officeooo:paragraph-rsid="00144f04" style:font-size-asian="8pt" style:font-style-asian="italic" style:font-weight-asian="normal" style:font-size-complex="8pt" style:font-style-complex="italic" style:font-weight-complex="normal"/>
    </style:style>
    <style:style style:name="P40" style:family="paragraph" style:parent-style-name="Standard">
      <style:text-properties style:font-name="Anonymous Pro" fo:font-size="8pt" fo:font-style="italic" fo:font-weight="normal" officeooo:paragraph-rsid="00163e08" style:font-size-asian="8pt" style:font-style-asian="italic" style:font-weight-asian="normal" style:font-size-complex="8pt" style:font-style-complex="italic" style:font-weight-complex="normal"/>
    </style:style>
    <style:style style:name="P41" style:family="paragraph" style:parent-style-name="Standard">
      <style:text-properties style:font-name="Anonymous Pro" fo:font-size="8pt" fo:font-style="italic" fo:font-weight="normal" officeooo:paragraph-rsid="0021eb27" style:font-size-asian="8pt" style:font-style-asian="italic" style:font-weight-asian="normal" style:font-size-complex="8pt" style:font-style-complex="italic" style:font-weight-complex="normal"/>
    </style:style>
    <style:style style:name="P42" style:family="paragraph" style:parent-style-name="Standard">
      <style:text-properties fo:font-size="10pt" fo:font-weight="normal" officeooo:rsid="0026d3c6" officeooo:paragraph-rsid="0027e844" style:font-size-asian="10pt" style:font-weight-asian="normal" style:font-size-complex="10pt" style:font-weight-complex="normal"/>
    </style:style>
    <style:style style:name="P43" style:family="paragraph" style:parent-style-name="Standard">
      <style:text-properties fo:font-size="12pt" fo:font-weight="bold" officeooo:rsid="0005cd0a" officeooo:paragraph-rsid="0027e844" style:font-size-asian="12pt" style:font-weight-asian="bold" style:font-size-complex="12pt" style:font-weight-complex="bold"/>
    </style:style>
    <style:style style:name="P44" style:family="paragraph" style:parent-style-name="Standard">
      <style:text-properties fo:font-weight="normal" officeooo:rsid="000a06f6" officeooo:paragraph-rsid="0005cd0a" style:font-weight-asian="normal" style:font-weight-complex="normal"/>
    </style:style>
    <style:style style:name="P45" style:family="paragraph" style:parent-style-name="Standard">
      <style:text-properties fo:font-weight="normal" officeooo:rsid="000a06f6" officeooo:paragraph-rsid="000a06f6" style:font-weight-asian="normal" style:font-weight-complex="normal"/>
    </style:style>
    <style:style style:name="P46" style:family="paragraph" style:parent-style-name="Standard">
      <style:text-properties fo:font-style="italic" fo:font-weight="normal" officeooo:rsid="0013d6e4" officeooo:paragraph-rsid="0013d6e4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fo:font-style="italic" fo:font-weight="normal" officeooo:rsid="0013d6e4" officeooo:paragraph-rsid="003007fe" style:font-style-asian="italic" style:font-weight-asian="normal" style:font-style-complex="italic" style:font-weight-complex="normal"/>
    </style:style>
    <style:style style:name="P48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Asul1" fo:font-size="10pt" style:font-size-asian="8.75pt" style:font-size-complex="10pt"/>
    </style:style>
    <style:style style:name="P50" style:family="paragraph" style:parent-style-name="Table_20_Contents">
      <style:paragraph-properties fo:text-align="end" style:justify-single-word="false"/>
      <style:text-properties style:font-name="Asul1" fo:font-size="10pt" style:font-size-asian="10pt" style:font-size-complex="10pt"/>
    </style:style>
    <style:style style:name="P51" style:family="paragraph" style:parent-style-name="Table_20_Contents">
      <style:paragraph-properties fo:text-align="start" style:justify-single-word="false"/>
      <style:text-properties style:font-name="Asul1" fo:font-size="10pt" officeooo:rsid="002d0301" officeooo:paragraph-rsid="002d0301" style:font-size-asian="10pt" style:font-size-complex="10pt"/>
    </style:style>
    <style:style style:name="P52" style:family="paragraph" style:parent-style-name="Table_20_Contents">
      <style:paragraph-properties fo:text-align="start" style:justify-single-word="false"/>
      <style:text-properties style:font-name="Asul1" fo:font-size="10pt" fo:font-weight="bold" style:font-size-asian="10pt" style:font-weight-asian="bold" style:font-size-complex="10pt" style:font-weight-complex="bold"/>
    </style:style>
    <style:style style:name="P53" style:family="paragraph" style:parent-style-name="Table_20_Contents">
      <style:text-properties officeooo:rsid="000a06f6" officeooo:paragraph-rsid="000a06f6"/>
    </style:style>
    <style:style style:name="P54" style:family="paragraph" style:parent-style-name="Table_20_Contents">
      <style:text-properties officeooo:rsid="000a4611" officeooo:paragraph-rsid="000a4611"/>
    </style:style>
    <style:style style:name="P55" style:family="paragraph" style:parent-style-name="Table_20_Contents">
      <style:text-properties fo:font-style="italic" officeooo:rsid="000a4611" officeooo:paragraph-rsid="000a4611" style:font-style-asian="italic" style:font-style-complex="italic"/>
    </style:style>
    <style:style style:name="P56" style:family="paragraph" style:parent-style-name="Table_20_Contents">
      <style:text-properties fo:font-style="italic" officeooo:rsid="001058d0" officeooo:paragraph-rsid="001058d0" style:font-style-asian="italic" style:font-style-complex="italic"/>
    </style:style>
    <style:style style:name="P57" style:family="paragraph" style:parent-style-name="Standard" style:master-page-name="">
      <style:paragraph-properties fo:text-align="start" style:justify-single-word="false" style:page-number="auto" fo:break-before="auto" fo:break-after="auto">
        <style:tab-stops>
          <style:tab-stop style:position="0.0902in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5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61" style:family="paragraph" style:parent-style-name="Standard" style:master-page-name="Cover">
      <style:paragraph-properties fo:text-align="end" style:justify-single-word="false" style:page-number="auto"/>
      <style:text-properties style:font-name="Asul1" fo:font-size="40pt" fo:font-weight="bold" officeooo:rsid="000106fb" officeooo:paragraph-rsid="000106fb" style:font-size-asian="40pt" style:font-weight-asian="bold" style:font-size-complex="40pt" style:font-weight-complex="bold"/>
    </style:style>
    <style:style style:name="P62" style:family="paragraph" style:parent-style-name="Standard" style:master-page-name="New_20_Section_20_Title_20__5b_Roman_20_Numeral_5d_">
      <style:paragraph-properties fo:text-align="end" style:justify-single-word="false" style:page-number="auto"/>
      <style:text-properties style:font-name="Asul1" fo:font-size="14pt" fo:font-weight="bold" style:font-size-asian="12.25pt" style:font-weight-asian="bold" style:font-size-complex="14pt" style:font-weight-complex="bold"/>
    </style:style>
    <style:style style:name="P63" style:family="paragraph" style:parent-style-name="Standard" style:master-page-name="New_20_Section_20_Title_20__5b_Roman_20_Numeral_5d_">
      <style:paragraph-properties fo:text-align="start" style:justify-single-word="false" style:page-number="auto"/>
      <style:text-properties style:font-name="Asul1" fo:font-size="14pt" style:font-size-asian="14pt" style:font-size-complex="14pt"/>
    </style:style>
    <style:style style:name="P64" style:family="paragraph" style:parent-style-name="Standard" style:master-page-name="New_20_Section_20_Title_20__5b_Roman_20_Numeral_5d_">
      <style:paragraph-properties style:page-number="auto"/>
      <style:text-properties fo:font-size="14pt" style:font-size-asian="12.25pt" style:font-size-complex="14pt"/>
    </style:style>
    <style:style style:name="P65" style:family="paragraph" style:parent-style-name="Standard" style:master-page-name="New_20_Section_20_Title_20__5b_Base-10_5d_">
      <style:paragraph-properties fo:text-align="start" style:justify-single-word="false" style:page-number="1">
        <style:tab-stops>
          <style:tab-stop style:position="0.0902in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66" style:family="paragraph" style:parent-style-name="Standard">
      <style:text-properties fo:font-style="normal" fo:font-weight="normal" officeooo:rsid="003007fe" officeooo:paragraph-rsid="003007fe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style:font-name="Asul1" fo:font-size="14pt" fo:font-style="normal" fo:font-weight="bold" officeooo:rsid="0017e1a7" officeooo:paragraph-rsid="0017e1a7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">
      <style:text-properties style:font-name="Asul1" fo:font-style="normal" fo:font-weight="normal" officeooo:rsid="0033a04a" officeooo:paragraph-rsid="0033a04a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style:font-name="Asul1" fo:font-style="normal" fo:font-weight="normal" officeooo:rsid="0019b72c" officeooo:paragraph-rsid="0019b72c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style:font-name="Anonymous Pro" fo:font-size="8pt" fo:font-style="normal" fo:font-weight="normal" officeooo:rsid="001f37de" officeooo:paragraph-rsid="0034c399" style:font-size-asian="8pt" style:font-style-asian="normal" style:font-weight-asian="normal" style:font-size-complex="8pt" style:font-style-complex="normal" style:font-weight-complex="normal"/>
    </style:style>
    <style:style style:name="P71" style:family="paragraph" style:parent-style-name="Standard">
      <style:text-properties fo:font-size="12pt" fo:font-weight="bold" officeooo:rsid="0005cd0a" officeooo:paragraph-rsid="0036beb8" style:font-size-asian="12pt" style:font-weight-asian="bold" style:font-size-complex="12pt" style:font-weight-complex="bold"/>
    </style:style>
    <style:style style:name="P72" style:family="paragraph" style:parent-style-name="Standard">
      <style:text-properties officeooo:paragraph-rsid="0036beb8"/>
    </style:style>
    <style:style style:name="P73" style:family="paragraph" style:parent-style-name="Table_20_Contents">
      <style:text-properties officeooo:rsid="000dd866" officeooo:paragraph-rsid="0036beb8"/>
    </style:style>
    <style:style style:name="P74" style:family="paragraph" style:parent-style-name="Table_20_Contents">
      <style:text-properties officeooo:rsid="000a06f6" officeooo:paragraph-rsid="0036beb8"/>
    </style:style>
    <style:style style:name="P75" style:family="paragraph" style:parent-style-name="Table_20_Contents">
      <style:text-properties officeooo:rsid="000a4611" officeooo:paragraph-rsid="0036beb8"/>
    </style:style>
    <style:style style:name="P76" style:family="paragraph" style:parent-style-name="Table_20_Contents">
      <style:text-properties officeooo:rsid="000edab9" officeooo:paragraph-rsid="0036beb8"/>
    </style:style>
    <style:style style:name="P77" style:family="paragraph" style:parent-style-name="Section_20_Title">
      <style:text-properties officeooo:paragraph-rsid="00037141"/>
    </style:style>
    <style:style style:name="P78" style:family="paragraph">
      <style:paragraph-properties fo:text-align="center"/>
    </style:style>
    <style:style style:name="T1" style:family="text">
      <style:text-properties officeooo:rsid="00083351"/>
    </style:style>
    <style:style style:name="T2" style:family="text">
      <style:text-properties officeooo:rsid="0029fe35"/>
    </style:style>
    <style:style style:name="T3" style:family="text">
      <style:text-properties officeooo:rsid="00037141"/>
    </style:style>
    <style:style style:name="T4" style:family="text">
      <style:text-properties fo:font-weight="normal" officeooo:rsid="0005cd0a" style:font-weight-asian="normal" style:font-weight-complex="normal"/>
    </style:style>
    <style:style style:name="T5" style:family="text">
      <style:text-properties fo:font-weight="normal" officeooo:rsid="00071d0e" style:font-weight-asian="normal" style:font-weight-complex="normal"/>
    </style:style>
    <style:style style:name="T6" style:family="text">
      <style:text-properties fo:font-weight="normal" officeooo:rsid="000cd0d6" style:font-weight-asian="normal" style:font-weight-complex="normal"/>
    </style:style>
    <style:style style:name="T7" style:family="text">
      <style:text-properties fo:font-weight="normal" officeooo:rsid="000d7426" style:font-weight-asian="normal" style:font-weight-complex="normal"/>
    </style:style>
    <style:style style:name="T8" style:family="text">
      <style:text-properties fo:font-weight="normal" officeooo:rsid="0036beb8" style:font-weight-asian="normal" style:font-weight-complex="normal"/>
    </style:style>
    <style:style style:name="T9" style:family="text">
      <style:text-properties officeooo:rsid="0013d6e4"/>
    </style:style>
    <style:style style:name="T10" style:family="text">
      <style:text-properties fo:font-style="normal" officeooo:rsid="00144f04" style:font-style-asian="normal" style:font-style-complex="normal"/>
    </style:style>
    <style:style style:name="T11" style:family="text">
      <style:text-properties fo:font-style="normal" officeooo:rsid="00163e08" style:font-style-asian="normal" style:font-style-complex="normal"/>
    </style:style>
    <style:style style:name="T12" style:family="text">
      <style:text-properties fo:font-style="normal" officeooo:rsid="0016e954" style:font-style-asian="normal" style:font-style-complex="normal"/>
    </style:style>
    <style:style style:name="T13" style:family="text">
      <style:text-properties fo:font-style="normal" officeooo:rsid="0019b72c" style:font-style-asian="normal" style:font-style-complex="normal"/>
    </style:style>
    <style:style style:name="T14" style:family="text">
      <style:text-properties fo:font-style="normal" officeooo:rsid="0019c045" style:font-style-asian="normal" style:font-style-complex="normal"/>
    </style:style>
    <style:style style:name="T15" style:family="text">
      <style:text-properties fo:font-style="normal" officeooo:rsid="003007fe" style:font-style-asian="normal" style:font-style-complex="normal"/>
    </style:style>
    <style:style style:name="T16" style:family="text">
      <style:text-properties fo:font-style="normal" officeooo:rsid="0032f495" style:font-style-asian="normal" style:font-style-complex="normal"/>
    </style:style>
    <style:style style:name="T17" style:family="text">
      <style:text-properties fo:font-style="normal" officeooo:rsid="00392e62" style:font-style-asian="normal" style:font-style-complex="normal"/>
    </style:style>
    <style:style style:name="T18" style:family="text">
      <style:text-properties fo:font-style="normal" officeooo:rsid="00392e7f" style:font-style-asian="normal" style:font-style-complex="normal"/>
    </style:style>
    <style:style style:name="T19" style:family="text">
      <style:text-properties fo:font-style="normal" officeooo:rsid="003a555b" style:font-style-asian="normal" style:font-style-complex="normal"/>
    </style:style>
    <style:style style:name="T20" style:family="text">
      <style:text-properties fo:font-style="normal" officeooo:rsid="003adbdb" style:font-style-asian="normal" style:font-style-complex="normal"/>
    </style:style>
    <style:style style:name="T21" style:family="text">
      <style:text-properties officeooo:rsid="0017e1a7"/>
    </style:style>
    <style:style style:name="T22" style:family="text">
      <style:text-properties officeooo:rsid="001c65dc"/>
    </style:style>
    <style:style style:name="T23" style:family="text">
      <style:text-properties officeooo:rsid="001d311a"/>
    </style:style>
    <style:style style:name="T24" style:family="text">
      <style:text-properties officeooo:rsid="001e3b60"/>
    </style:style>
    <style:style style:name="T25" style:family="text">
      <style:text-properties officeooo:rsid="001f37de"/>
    </style:style>
    <style:style style:name="T26" style:family="text">
      <style:text-properties officeooo:rsid="002943c3"/>
    </style:style>
    <style:style style:name="T27" style:family="text">
      <style:text-properties officeooo:rsid="002c6fad"/>
    </style:style>
    <style:style style:name="T28" style:family="text">
      <style:text-properties officeooo:rsid="0036beb8"/>
    </style:style>
    <style:style style:name="T29" style:family="text">
      <style:text-properties officeooo:rsid="003808d8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gr1" style:family="graphic">
      <style:graphic-properties svg:stroke-width="0.0598in" svg:stroke-color="#000000" draw:marker-start-width="0.2299in" draw:marker-end-width="0.2299in" draw:stroke-linejoin="none" draw:textarea-horizontal-align="center" draw:textarea-vertical-align="middle" fo:padding-top="0.0299in" fo:padding-bottom="0.0299in" fo:padding-left="0.0299in" fo:padding-right="0.0299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098in" draw:marker-start-width="0.15in" draw:marker-end-width="0.15in" draw:textarea-horizontal-align="center" draw:textarea-vertical-align="middle" fo:padding-top="0.0047in" fo:padding-bottom="0.0047in" fo:padding-left="0.0047in" fo:padding-right="0.0047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in" draw:marker-start-width="0.1402in" draw:marker-end-width="0.1402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10">
      <number:day number:style="long"/>
      <number:text>|</number:text>
      <number:month number:style="long"/>
      <number:text>|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SurvivorSurvivor Helicopter!</text:p>
      <text:p text:style-name="P23"/>
      <text:p text:style-name="P25">Level Data Format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2">Open Game Developers</text:p>
      <text:p text:style-name="P18"/>
      <text:p text:style-name="P18"/>
      <text:p text:style-name="P18"/>
      <table:table table:name="VersionDate" table:style-name="VersionDate">
        <table:table-column table:style-name="VersionDate.A"/>
        <table:table-column table:style-name="VersionDate.B"/>
        <table:table-row>
          <table:table-cell table:style-name="VersionDate.A1" office:value-type="string">
            <text:p text:style-name="P49">[Version: 0.0.0.<text:span text:style-name="T27">1</text:span>]</text:p>
          </table:table-cell>
          <table:table-cell table:style-name="VersionDate.A1" office:value-type="string">
            <text:p text:style-name="P50">[Date: <text:date style:data-style-name="N110" text:date-value="2013-08-10T13:42:34.99">10|08|2013</text:date>]</text:p>
          </table:table-cell>
        </table:table-row>
      </table:table>
      <text:p text:style-name="P21"><text:soft-page-break/></text:p>
      <text:p text:style-name="P62"/>
      <text:p text:style-name="P17"/>
      <text:p text:style-name="P17"/>
      <text:p text:style-name="P20">Change Log</text:p>
      <text:p text:style-name="P16"><draw:line text:anchor-type="paragraph" draw:z-index="0" draw:style-name="gr1" draw:text-style-name="P78" svg:x1="6.6728in" svg:y1="0.1854in" svg:x2="0.0382in" svg:y2="0.1374in"><text:p/></draw:line></text:p>
      <text:p text:style-name="P16"/>
      <text:p text:style-name="P16"/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>
          <table:table-cell table:style-name="ChangeLog.A1" office:value-type="string">
            <text:p text:style-name="P52">Version</text:p>
          </table:table-cell>
          <table:table-cell table:style-name="ChangeLog.A1" office:value-type="string">
            <text:p text:style-name="P52">Author</text:p>
          </table:table-cell>
          <table:table-cell table:style-name="ChangeLog.C1" office:value-type="string">
            <text:p text:style-name="P52">Changes</text:p>
          </table:table-cell>
        </table:table-row>
        <table:table-row>
          <table:table-cell table:style-name="ChangeLog.A2" office:value-type="string">
            <text:p text:style-name="P51">0.0.0.1</text:p>
          </table:table-cell>
          <table:table-cell table:style-name="ChangeLog.A2" office:value-type="string">
            <text:p text:style-name="P51">El-Rico</text:p>
          </table:table-cell>
          <table:table-cell table:style-name="ChangeLog.C2" office:value-type="string">
            <text:p text:style-name="P51">A first-adjustment pass of the level file format</text:p>
          </table:table-cell>
        </table:table-row>
      </table:table>
      <text:p text:style-name="P16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4"/>
      <text:p text:style-name="P28"/>
      <text:p text:style-name="P28"/>
      <text:list xml:id="list2990462460305359512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<text:bookmark-start text:name="__RefHeading__8388_561262561"/>Table of Contents<text:bookmark-end text:name="__RefHeading__8388_561262561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draw:line text:anchor-type="paragraph" draw:z-index="26" draw:style-name="gr1" draw:text-style-name="P78" svg:x1="6.6728in" svg:y1="0.1854in" svg:x2="0.0382in" svg:y2="0.1374in"><text:p/></draw:line></text:p>
      <text:p text:style-name="P14"/>
      <text:p text:style-name="P14"/>
      <text:table-of-content text:style-name="Sect1" text:protected="true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9">Anatomy of a Level<text:tab/>1</text:p>
          <text:p text:style-name="P58">Components<text:tab/>1</text:p>
          <text:p text:style-name="P60">Tile ID<text:tab/>1</text:p>
          <text:p text:style-name="P58">File Layout<text:tab/>1</text:p>
          <text:p text:style-name="P58">Loading a Level<text:tab/>1</text:p>
          <text:p text:style-name="P58">Rendering a Level<text:tab/>2</text:p>
        </text:index-body>
      </text:table-of-conten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3"/>
      <text:p text:style-name="P19"/>
      <text:p text:style-name="P19"/>
      <text:list xml:id="list209876970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Preface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<draw:line text:anchor-type="paragraph" draw:z-index="27" draw:style-name="gr1" draw:text-style-name="P78" svg:x1="6.6728in" svg:y1="0.1854in" svg:x2="0.0382in" svg:y2="0.1374in"><text:p/></draw:line></text:p>
      <text:p text:style-name="P9"/>
      <text:p text:style-name="P9"/>
      <text:p text:style-name="P13">This document exists to detail the particulars of the level format used for SurvivorSurvivor Helicopter! <text:s/>Level formations will not be described in this document, see the Level Designs Document for more information on the levels used in the game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5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5"/>
      <text:p text:style-name="P11"/>
      <text:p text:style-name="P11"/>
      <text:list xml:id="list12858384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77" text:outline-level="10"><text:toc-mark-start text:id="IMark96206200" text:outline-level="1"/><text:span text:style-name="T3">Anatomy of a </text:span><text:span text:style-name="T26">L</text:span><text:span text:style-name="T3">evel</text:span><text:toc-mark-end text:id="IMark96206200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draw:line text:anchor-type="paragraph" draw:z-index="28" draw:style-name="gr1" draw:text-style-name="P78" svg:x1="6.6728in" svg:y1="0.1374in" svg:x2="0.0382in" svg:y2="0.1374in"><text:p/></draw:line></text:p>
      <text:p text:style-name="Standard"/>
      <text:p text:style-name="P30"><text:toc-mark-start text:id="IMark96206200" text:outline-level="2"/>Components<text:toc-mark-end text:id="IMark96206200"/></text:p>
      <text:p text:style-name="P42">Tiles are assumed to be meshes in the ZED mesh file format.</text:p>
      <text:p text:style-name="P42"/>
      <text:p text:style-name="P43"><text:toc-mark-start text:id="IMark96206200" text:outline-level="3"/>Tile ID<text:toc-mark-end text:id="IMark96206200"/></text:p>
      <text:p text:style-name="P72"><text:span text:style-name="T4">A </text:span><text:span text:style-name="T8">16</text:span><text:span text:style-name="T4">-bit value which provides more than enough </text:span><text:span text:style-name="T5">variety in tiles</text:span><text:span text:style-name="T4"> for a single level.</text:span></text:p>
      <text:p text:style-name="P72"><text:span text:style-name="T4"/></text:p>
      <text:p text:style-name="P71"><text:toc-mark-start text:id="IMark96206200" text:outline-level="3"/>Tile <text:span text:style-name="T28">F</text:span>lags<text:toc-mark-end text:id="IMark96206200"/></text:p>
      <text:p text:style-name="P72"><text:span text:style-name="T6">A </text:span><text:span text:style-name="T8">16</text:span><text:span text:style-name="T6">-bit value, which indicates w</text:span><text:span text:style-name="T4">hether this tile is a spawn point or if it </text:span><text:span text:style-name="T7">i</text:span><text:span text:style-name="T4">s a helicopter landing zone </text:span><text:span text:style-name="T8">(additional flag </text:span></text:p>
      <text:p text:style-name="P44"/>
      <text:p text:style-name="P31"><text:toc-mark-start text:id="IMark96206200" text:outline-level="2"/>File Layout<text:toc-mark-end text:id="IMark96206200"/></text:p>
      <text:p text:style-name="P45"/>
      <table:table table:name="Layout" table:style-name="Layout">
        <table:table-column table:style-name="Layout.A"/>
        <table:table-column table:style-name="Layout.B"/>
        <table:table-column table:style-name="Layout.C"/>
        <table:table-column table:style-name="Layout.D"/>
        <table:table-column table:style-name="Layout.E"/>
        <table:table-row>
          <table:table-cell table:style-name="Layout.A1" table:number-columns-spanned="2" office:value-type="string">
            <text:p text:style-name="P53">Type</text:p>
          </table:table-cell>
          <table:covered-table-cell/>
          <table:table-cell table:style-name="Layout.C1" office:value-type="string">
            <text:p text:style-name="P53">Count</text:p>
          </table:table-cell>
          <table:table-cell table:style-name="Layout.C1" office:value-type="string">
            <text:p text:style-name="P53">Name</text:p>
          </table:table-cell>
          <table:table-cell table:style-name="Layout.C1" office:value-type="string">
            <text:p text:style-name="P53">Description</text:p>
          </table:table-cell>
        </table:table-row>
        <table:table-row>
          <table:table-cell table:style-name="Layout.A1" table:number-columns-spanned="2" office:value-type="string">
            <text:p text:style-name="P53">char</text:p>
          </table:table-cell>
          <table:covered-table-cell/>
          <table:table-cell table:style-name="Layout.C1" office:value-type="string">
            <text:p text:style-name="P53">4</text:p>
          </table:table-cell>
          <table:table-cell table:style-name="Layout.C1" office:value-type="string">
            <text:p text:style-name="P53">ID</text:p>
          </table:table-cell>
          <table:table-cell table:style-name="Layout.C1" office:value-type="string">
            <text:p text:style-name="P53">Contains “SSHL” (SurvivorSurvivor Helicopter! Level)</text:p>
          </table:table-cell>
        </table:table-row>
        <table:table-row>
          <table:table-cell table:style-name="Layout.A1" table:number-columns-spanned="2" office:value-type="string">
            <text:p text:style-name="P54">char</text:p>
          </table:table-cell>
          <table:covered-table-cell/>
          <table:table-cell table:style-name="Layout.C1" office:value-type="string">
            <text:p text:style-name="P54">256</text:p>
          </table:table-cell>
          <table:table-cell table:style-name="Layout.C1" office:value-type="string">
            <text:p text:style-name="P54">Path</text:p>
          </table:table-cell>
          <table:table-cell table:style-name="Layout.C1" office:value-type="string">
            <text:p text:style-name="P54">Path to the tile set</text:p>
          </table:table-cell>
        </table:table-row>
        <table:table-row>
          <table:table-cell table:style-name="Layout.A1" table:number-columns-spanned="2" office:value-type="string">
            <text:p text:style-name="P74"><text:span text:style-name="T28">uint16</text:span></text:p>
          </table:table-cell>
          <table:covered-table-cell/>
          <table:table-cell table:style-name="Layout.C1" office:value-type="string">
            <text:p text:style-name="P53">2</text:p>
          </table:table-cell>
          <table:table-cell table:style-name="Layout.C1" office:value-type="string">
            <text:p text:style-name="P53">Dimensions</text:p>
          </table:table-cell>
          <table:table-cell table:style-name="Layout.C1" office:value-type="string">
            <text:p text:style-name="P53">The width and depth of the level, respectively</text:p>
          </table:table-cell>
        </table:table-row>
        <table:table-row>
          <table:table-cell table:style-name="Layout.A1" table:number-columns-spanned="2" office:value-type="string">
            <text:p text:style-name="P55">for width*height</text:p>
          </table:table-cell>
          <table:covered-table-cell/>
          <table:table-cell table:style-name="Layout.C1" office:value-type="string">
            <text:p text:style-name="Table_20_Contents"/>
          </table:table-cell>
          <table:table-cell table:style-name="Layout.C1" office:value-type="string">
            <text:p text:style-name="Table_20_Contents"/>
          </table:table-cell>
          <table:table-cell table:style-name="Layout.C1" office:value-type="string">
            <text:p text:style-name="Table_20_Contents"/>
          </table:table-cell>
        </table:table-row>
        <table:table-row>
          <table:table-cell table:style-name="Layout.A1" office:value-type="string">
            <text:p text:style-name="Table_20_Contents"/>
          </table:table-cell>
          <table:table-cell table:style-name="Layout.C1" office:value-type="string">
            <text:p text:style-name="P73"><text:span text:style-name="T28">uint16</text:span></text:p>
          </table:table-cell>
          <table:table-cell table:style-name="Layout.C1" office:value-type="string">
            <text:p text:style-name="P54">1</text:p>
          </table:table-cell>
          <table:table-cell table:style-name="Layout.C1" office:value-type="string">
            <text:p text:style-name="P54">Tile ID</text:p>
          </table:table-cell>
          <table:table-cell table:style-name="Layout.C1" office:value-type="string">
            <text:p text:style-name="P54">The tile to use (tile sets contain meshes with names starting at zero, zero and one are reserved for the spawn point tile and the helicopter landing zone tile, respectively)</text:p>
          </table:table-cell>
        </table:table-row>
        <table:table-row>
          <table:table-cell table:style-name="Layout.A1" office:value-type="string">
            <text:p text:style-name="Table_20_Contents"/>
          </table:table-cell>
          <table:table-cell table:style-name="Layout.C1" office:value-type="string">
            <text:p text:style-name="P73"><text:span text:style-name="T28">uint16</text:span></text:p>
          </table:table-cell>
          <table:table-cell table:style-name="Layout.C1" office:value-type="string">
            <text:p text:style-name="P75"><text:span text:style-name="T28">1</text:span></text:p>
          </table:table-cell>
          <table:table-cell table:style-name="Layout.C1" office:value-type="string">
            <text:p text:style-name="P75"><text:span text:style-name="T28">Tile Flags</text:span></text:p>
          </table:table-cell>
          <table:table-cell table:style-name="Layout.C1" office:value-type="string">
            <text:p text:style-name="P76"><text:span text:style-name="T29">Sixteen</text:span> OR-ed flags which determines the type of tile this is</text:p>
          </table:table-cell>
        </table:table-row>
        <table:table-row>
          <table:table-cell table:style-name="Layout.A8" table:number-columns-spanned="2" office:value-type="string">
            <text:p text:style-name="P56">end for</text:p>
          </table:table-cell>
          <table:covered-table-cell/>
          <table:table-cell table:style-name="Layout.C8" office:value-type="string">
            <text:p text:style-name="Table_20_Contents"/>
          </table:table-cell>
          <table:table-cell table:style-name="Layout.C8" office:value-type="string">
            <text:p text:style-name="Table_20_Contents"/>
          </table:table-cell>
          <table:table-cell table:style-name="Layout.C8" office:value-type="string">
            <text:p text:style-name="Table_20_Contents"/>
          </table:table-cell>
        </table:table-row>
      </table:table>
      <text:p text:style-name="P45"/>
      <text:p text:style-name="P29"><text:toc-mark-start text:id="IMark96206200" text:outline-level="2"/><text:span text:style-name="T9">Loading a </text:span><text:span text:style-name="T21">Level</text:span><text:toc-mark-end text:id="IMark96206200"/></text:p>
      <text:p text:style-name="P47"><text:span text:style-name="T15">Levels are stored in a .ssh file, which reference 3D tiles. <text:s/>3D tiles are named “x</text:span><text:span text:style-name="T19">xx</text:span><text:span text:style-name="T15">xx.zed”, using the ZED model format, each tile can have animation data as well as geometry data. <text:s/>Tile names are numbers in the range of 0-</text:span><text:span text:style-name="T17">65535</text:span><text:span text:style-name="T15">, any file with less than </text:span><text:span text:style-name="T20">five</text:span><text:span text:style-name="T15"> digits will be left-padded with zeros, such as; “</text:span><text:span text:style-name="T18">00</text:span><text:span text:style-name="T15">001.zed” or “0</text:span><text:span text:style-name="T18">00</text:span><text:span text:style-name="T15">14.zed”. <text:s/></text:span><text:span text:style-name="T16">The path for the tiles is relative to the tile data file, not the executable.</text:span></text:p>
      <text:p text:style-name="P66"/>
      <text:p text:style-name="P46">Pseudocode</text:p>
      <text:p text:style-name="P33">read file_header<text:tab/>;((char*4)+(char*256)+(uint16*2))</text:p>
      <text:p text:style-name="P34">if compare( file_header.id, “SSHL” ) not successful</text:p>
      <text:p text:style-name="P34"><text:tab/>return;</text:p>
      <text:p text:style-name="P39"><text:span text:style-name="T10">if failed</text:span><text:span text:style-name="T11">(</text:span><text:span text:style-name="T10"> check_tile0_and_tile1_are_present( </text:span><text:span text:style-name="T11">file_header.path</text:span><text:span text:style-name="T10"> ) </text:span><text:span text:style-name="T11">)</text:span></text:p>
      <text:p text:style-name="P34"><text:tab/>return;</text:p>
      <text:p text:style-name="P35">if failed( check_all_tiles_in_file_exist( file_header.path ) )</text:p>
      <text:p text:style-name="P40"><text:soft-page-break/><text:span text:style-name="T11"><text:tab/></text:span><text:span text:style-name="T12">return;</text:span></text:p>
      <text:p text:style-name="P41"><text:span text:style-name="T13">store_tile_ids_in_order_with_index( )<text:tab/>;</text:span><text:span text:style-name="T14">Takes the tile IDs from the previous check and</text:span></text:p>
      <text:p text:style-name="P36"><text:s/><text:tab/><text:tab/><text:tab/><text:tab/><text:tab/><text:tab/>;stores them in a list so that the renderer</text:p>
      <text:p text:style-name="P36"><text:tab/><text:tab/><text:tab/><text:tab/><text:tab/><text:tab/>;doesn't need to keep switching meshes and</text:p>
      <text:p text:style-name="P36"><text:tab/><text:tab/><text:tab/><text:tab/><text:tab/><text:tab/>;textures as often</text:p>
      <text:p text:style-name="P26"/>
      <text:p text:style-name="P26"/>
      <text:p text:style-name="P67"><text:toc-mark-start text:id="IMark96206200" text:outline-level="2"/>Rendering a Level<text:toc-mark-end text:id="IMark96206200"/></text:p>
      <text:p text:style-name="P68">Levels are rendered so that they are always centred. <text:s/>Using the bounding box for the level, this is easily determined and allows for both odd- and even-numbered rows and columns to exist. <text:s/>As levels can be rotated Pi/2 radians, this helps with ensuring the levels are centred correctly.</text:p>
      <text:p text:style-name="P69"/>
      <text:p text:style-name="P27">Pseudocode</text:p>
      <text:p text:style-name="P37">for( x = 0; x &lt; tile_id; ++x )</text:p>
      <text:p text:style-name="P38"><text:span text:style-name="T22"><text:tab/></text:span><text:span text:style-name="T23">itr = <text:s/>tile_id_position_map[ x ].begin<text:tab/>;</text:span><text:span text:style-name="T24">tile_id_position_map = map&lt; int, list &gt; </text:span><text:span text:style-name="T25">- The list contains</text:span></text:p>
      <text:p text:style-name="P70"><text:tab/><text:tab/><text:tab/><text:tab/><text:tab/><text:tab/>; all of the positions for the tile</text:p>
      <text:p text:style-name="P32"><text:span text:style-name="T22"><text:tab/></text:span><text:span text:style-name="T23">while( itr != tile_id_position_map[ x ].end )</text:span></text:p>
      <text:p text:style-name="P32"><text:span text:style-name="T23"><text:tab/><text:tab/></text:span><text:span text:style-name="T22">render_tile( </text:span><text:span text:style-name="T23">x, itr.position 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nonymous Pro" svg:font-family="'Anonymous Pro'" style:font-pitch="fixed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 PL New Sung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sul" fo:font-size="10pt" style:font-size-asian="10.5pt" style:font-weight-asian="normal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style:contextual-spacing="false" fo:keep-with-next="always"/>
      <style:text-properties style:font-name="Arial" fo:font-size="14pt" style:font-name-asian="AR PL New Sung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style:font-name="Asul2" fo:font-size="16pt" fo:language="en" fo:country="GB" fo:font-weight="bold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Asul" fo:font-size="11pt" style:font-weight-asian="normal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su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Table_20_of_20_Contents" style:display-name="Table of Contents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Section_20_Title" style:display-name="Section Title" style:family="paragraph" style:parent-style-name="Contents_20_1" style:default-outline-level="10" style:list-style-name="Outline" style:master-page-name="">
      <style:paragraph-properties fo:text-align="end" style:justify-single-word="false" style:page-number="auto"/>
      <style:text-properties fo:font-size="24pt" fo:font-weight="bold" style:font-weight-asian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DejaVu Sans Mono" style:font-name-asian="AR PL KaitiM GB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text:style-name="User_20_Entry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sul1" fo:font-size="8pt" style:font-size-asian="8pt" style:font-size-complex="8pt"/>
    </style:style>
    <style:style style:name="MP2" style:family="paragraph" style:parent-style-name="Footer">
      <style:text-properties style:font-name="Asul1" fo:font-size="10pt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style:font-name="Asul1" fo:font-size="40pt" fo:font-weight="bold" officeooo:rsid="0002468b" officeooo:paragraph-rsid="0002468b" style:font-size-asian="40pt" style:font-weight-asian="bold" style:font-size-complex="40pt" style:font-weight-complex="bold"/>
    </style:style>
    <style:style style:name="MP4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MP6" style:family="paragraph">
      <style:paragraph-properties fo:text-align="center"/>
    </style:style>
    <style:style style:name="MP7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MP8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MP9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Header">
      <style:paragraph-properties fo:text-align="end" style:justify-single-word="false"/>
      <style:text-properties style:font-name="Asul1" fo:font-size="40pt" fo:font-weight="bold" officeooo:rsid="00028c4e" officeooo:paragraph-rsid="00028c4e" style:font-size-asian="40pt" style:font-weight-asian="bold" style:font-size-complex="40pt" style:font-weight-complex="bold"/>
    </style:style>
    <style:style style:name="MT1" style:family="text">
      <style:text-properties officeooo:rsid="00083351"/>
    </style:style>
    <style:style style:name="MT2" style:family="text">
      <style:text-properties officeooo:rsid="0029fe35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098in" draw:marker-start-width="0.15in" draw:marker-end-width="0.15in" draw:textarea-horizontal-align="center" draw:textarea-vertical-align="middle" fo:padding-top="0.0047in" fo:padding-bottom="0.0047in" fo:padding-left="0.0047in" fo:padding-right="0.0047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in" draw:marker-start-width="0.1402in" draw:marker-end-width="0.1402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>ZED Design Document</text:p>
      </style:header>
      <style:footer>
        <text:p text:style-name="MP2"><text:page-number text:select-page="current"/></text:p>
      </style:footer>
    </style:master-page>
    <style:master-page style:name="Cover" style:page-layout-name="Mpm2"/>
    <style:master-page style:name="New_20_Section_20_Title_20__5b_Roman_20_Numeral_5d_" style:display-name="New Section Title [Roman Numeral]" style:page-layout-name="Mpm3" style:next-style-name="Left_20__5b_Roman_20_Numeral_5d_">
      <style:header>
        <text:p text:style-name="MP3">SurvivorSurvivor Helicopter!</text:p>
      </style:header>
      <style:header-left style:display="false">
        <text:p text:style-name="MP4">ZED</text:p>
      </style:header-left>
      <style:footer>
        <text:p text:style-name="MP5"><draw:line text:anchor-type="paragraph" draw:z-index="5" draw:style-name="Mgr1" draw:text-style-name="MP6" svg:x1="6.6894in" svg:y1="0.1in" svg:x2="0.0138in" svg:y2="0.1in"><text:p/></draw:line></text:p>
        <text:p text:style-name="MP5"><text:span text:style-name="MT1">LDF</text:span>-<text:page-number style:num-format="i" text:select-page="current">vii</text:page-number></text:p>
      </style:footer>
      <style:footer-left style:display="false">
        <text:p text:style-name="MP5"><draw:line text:anchor-type="paragraph" draw:z-index="2" draw:style-name="Mgr1" draw:text-style-name="MP6" svg:x1="6.6894in" svg:y1="0.1in" svg:x2="0.0047in" svg:y2="0.1161in"><text:p/></draw:line></text:p>
        <text:p text:style-name="MP5">EDD-<text:page-number style:num-format="i" text:select-page="current"/></text:p>
      </style:footer-left>
    </style:master-page>
    <style:master-page style:name="Left_20__5b_Roman_20_Numeral_5d_" style:display-name="Left [Roman Numeral]" style:page-layout-name="Mpm4" style:next-style-name="Right_20__5b_Roman_20_Numeral_5d_">
      <style:header>
        <text:p text:style-name="MP4">ZED</text:p>
      </style:header>
      <style:header-left style:display="false">
        <text:p text:style-name="MP7"><text:title>SurvivorSurvivor Helicopter! | Level Data Format</text:title></text:p>
        <text:p text:style-name="MP7"><draw:line text:anchor-type="paragraph" draw:z-index="8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1" draw:style-name="Mgr1" draw:text-style-name="MP6" svg:x1="6.6894in" svg:y1="0.1in" svg:x2="0.0047in" svg:y2="0.1161in"><text:p/></draw:line></text:p>
        <text:p text:style-name="MP5">EDD-<text:page-number style:num-format="i" text:select-page="current"/></text:p>
      </style:footer>
      <style:footer-left style:display="false">
        <text:p text:style-name="MP8"><draw:line text:anchor-type="paragraph" draw:z-index="11" draw:style-name="Mgr3" draw:text-style-name="MP6" svg:x1="0.0063in" svg:y1="0.1in" svg:x2="6.6937in" svg:y2="0.1in"><text:p/></draw:line></text:p>
        <text:p text:style-name="MP8"><text:span text:style-name="MT1">LDF</text:span>-<text:page-number style:num-format="i" text:select-page="current">viii</text:page-number></text:p>
      </style:footer-left>
    </style:master-page>
    <style:master-page style:name="Right_20__5b_Roman_20_Numeral_5d_" style:display-name="Right [Roman Numeral]" style:page-layout-name="Mpm4" style:next-style-name="Left_20__5b_Roman_20_Numeral_5d_">
      <style:header>
        <text:p text:style-name="MP9"><text:chapter text:display="name" text:outline-level="1"/></text:p>
        <text:p text:style-name="MP9"><draw:line text:anchor-type="paragraph" draw:z-index="15" draw:style-name="Mgr2" draw:text-style-name="MP6" svg:x1="-0.0028in" svg:y1="0.0437in" svg:x2="6.6618in" svg:y2="0.0319in"><text:p/></draw:line></text:p>
      </style:header>
      <style:header-left style:display="false">
        <text:p text:style-name="MP7"><text:title>SurvivorSurvivor Helicopter! | Level Data Format</text:title></text:p>
        <text:p text:style-name="MP7"><draw:line text:anchor-type="paragraph" draw:z-index="13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12" draw:style-name="Mgr1" draw:text-style-name="MP6" svg:x1="6.6894in" svg:y1="0.1in" svg:x2="0.0047in" svg:y2="0.1161in"><text:p/></draw:line></text:p>
        <text:p text:style-name="MP5">EDD-<text:page-number style:num-format="i" text:select-page="current"/></text:p>
      </style:footer>
      <style:footer-left style:display="false">
        <text:p text:style-name="MP8"><draw:line text:anchor-type="paragraph" draw:z-index="14" draw:style-name="Mgr3" draw:text-style-name="MP6" svg:x1="0.0063in" svg:y1="0.1in" svg:x2="6.6937in" svg:y2="0.1in"><text:p/></draw:line></text:p>
        <text:p text:style-name="MP8">EDD-<text:page-number style:num-format="i" text:select-page="current"/></text:p>
      </style:footer-left>
    </style:master-page>
    <style:master-page style:name="New_20_Section_20_Title_20__5b_Base-10_5d_" style:display-name="New Section Title [Base-10]" style:page-layout-name="Mpm4" style:next-style-name="Left_20__5b_Base-10_5d_">
      <style:header>
        <text:p text:style-name="MP10">SurvivorSurvivor Helicopter!</text:p>
      </style:header>
      <style:header-left style:display="false">
        <text:p text:style-name="MP7"><text:title>SurvivorSurvivor Helicopter! | Level Data Format</text:title></text:p>
        <text:p text:style-name="MP7"><draw:line text:anchor-type="paragraph" draw:z-index="17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16" draw:style-name="Mgr1" draw:text-style-name="MP6" svg:x1="6.6894in" svg:y1="0.1in" svg:x2="0.0047in" svg:y2="0.1161in"><text:p/></draw:line></text:p>
        <text:p text:style-name="MP5"><text:span text:style-name="MT1">LDF</text:span>-<text:page-number style:num-format="1" text:select-page="current">1</text:page-number></text:p>
      </style:footer>
      <style:footer-left style:display="false">
        <text:p text:style-name="MP8"><draw:line text:anchor-type="paragraph" draw:z-index="18" draw:style-name="Mgr3" draw:text-style-name="MP6" svg:x1="0.0063in" svg:y1="0.1in" svg:x2="6.6937in" svg:y2="0.1in"><text:p/></draw:line></text:p>
        <text:p text:style-name="MP8">EDD-<text:page-number style:num-format="i" text:select-page="current"/></text:p>
      </style:footer-left>
    </style:master-page>
    <style:master-page style:name="Right_20__5b_Base-10_5d_" style:display-name="Right [Base-10]" style:page-layout-name="Mpm4" style:next-style-name="Left_20__5b_Base-10_5d_">
      <style:header>
        <text:p text:style-name="MP9"><text:chapter text:display="name" text:outline-level="10"/></text:p>
        <text:p text:style-name="MP9"><draw:line text:anchor-type="paragraph" draw:z-index="19" draw:style-name="Mgr2" draw:text-style-name="MP6" svg:x1="-0.0028in" svg:y1="0.0437in" svg:x2="6.6618in" svg:y2="0.0319in"><text:p/></draw:line></text:p>
      </style:header>
      <style:header-left style:display="false">
        <text:p text:style-name="MP7"><text:title>SurvivorSurvivor Helicopter! | Level Data Format</text:title></text:p>
        <text:p text:style-name="MP7"><draw:line text:anchor-type="paragraph" draw:z-index="21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20" draw:style-name="Mgr1" draw:text-style-name="MP6" svg:x1="6.6894in" svg:y1="0.1in" svg:x2="0.0047in" svg:y2="0.1161in"><text:p/></draw:line></text:p>
        <text:p text:style-name="MP5">DOC-<text:page-number style:num-format="1" text:select-page="current"/></text:p>
      </style:footer>
      <style:footer-left style:display="false">
        <text:p text:style-name="MP8"><draw:line text:anchor-type="paragraph" draw:z-index="22" draw:style-name="Mgr3" draw:text-style-name="MP6" svg:x1="0.0063in" svg:y1="0.1in" svg:x2="6.6937in" svg:y2="0.1in"><text:p/></draw:line></text:p>
        <text:p text:style-name="MP8">EDD-<text:page-number style:num-format="i" text:select-page="current"/></text:p>
      </style:footer-left>
    </style:master-page>
    <style:master-page style:name="Left_20__5b_Base-10_5d_" style:display-name="Left [Base-10]" style:page-layout-name="Mpm4" style:next-style-name="Right_20__5b_Base-10_5d_">
      <style:header>
        <text:p text:style-name="MP4">ZED</text:p>
      </style:header>
      <style:header-left style:display="false">
        <text:p text:style-name="MP7"><text:title>SurvivorSurvivor Helicopter! | Level Data Format</text:title></text:p>
        <text:p text:style-name="MP7"><draw:line text:anchor-type="paragraph" draw:z-index="24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23" draw:style-name="Mgr1" draw:text-style-name="MP6" svg:x1="6.6894in" svg:y1="0.1in" svg:x2="0.0047in" svg:y2="0.1161in"><text:p/></draw:line></text:p>
        <text:p text:style-name="MP5">EDD-<text:page-number style:num-format="1" text:select-page="current"/></text:p>
      </style:footer>
      <style:footer-left style:display="false">
        <text:p text:style-name="MP8"><draw:line text:anchor-type="paragraph" draw:z-index="25" draw:style-name="Mgr3" draw:text-style-name="MP6" svg:x1="0.0063in" svg:y1="0.1in" svg:x2="6.6937in" svg:y2="0.1in"><text:p/></draw:line></text:p>
        <text:p text:style-name="MP8"><text:span text:style-name="MT2">LDF</text:span>-<text:page-number style:num-format="1" text:select-page="current">2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5T21:35:23</meta:creation-date>
    <meta:editing-duration>PT3H14M53S</meta:editing-duration>
    <meta:editing-cycles>62</meta:editing-cycles>
    <meta:generator>LibreOffice/4.0.4.2$Linux_X86_64 LibreOffice_project/400m0$Build-2</meta:generator>
    <dc:title>SurvivorSurvivor Helicopter! | Level Data Format</dc:title>
    <dc:date>2013-08-10T13:42:35</dc:date>
    <meta:document-statistic meta:table-count="3" meta:image-count="0" meta:object-count="0" meta:page-count="10" meta:paragraph-count="103" meta:word-count="514" meta:character-count="3179" meta:non-whitespace-character-count="2725"/>
    <meta:template xlink:type="simple" xlink:actuate="onRequest" xlink:title="Open Game Developers Documentation [Ver. 3]" xlink:href="../../../../../../../../.config/libreoffice/4/user/template/Open%20Game%20Developers/Open%20Game%20Developers%20Documentation%20%5BVer.%203%5D.ott" meta:date="2013-08-05T21:35:23"/>
  </office:meta>
</office:document-meta>
</file>